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GL 4.1</text:p>
      <text:p text:style-name="Standard"/>
      <text:p text:style-name="Standard"/>
      <text:p text:style-name="Standard">Présentation auteur :</text:p>
      <text:p text:style-name="Standard"/>
      <text:p text:style-name="Standard"><text:tab/>Bonjour, je suis Romain Cheminade et vais ici vous parler de l'API openGL dans sa version 4.1. Je suis spécialisé en traitements sur processeurs graphiques, systèmes hautes performances et milieux hétérogènes (ça y est je commence les gros mots).</text:p>
      <text:p text:style-name="Standard">Je suis aujourd'hui formateur dans ces différents domaines, plus précisément dans les technologies openGL et openCl.</text:p>
      <text:p text:style-name="Standard"/>
      <text:p text:style-name="Standard"/>
      <text:p text:style-name="Standard">Présentation openGL :</text:p>
      <text:p text:style-name="Standard"/>
      <text:p text:style-name="Standard"><text:tab/> Je pense qu'il est bon de commencer par une présentation et un bref historique.</text:p>
      <text:p text:style-name="Standard">OpenGL est une spécification qui définie une API de traitement graphique multi-plateformes, celle-ci est mise en place par le Khronos Group (<text:a xlink:type="simple" xlink:href="http://www.khronos.org/">http://www.khronos.org/</text:a>) et est implémentée par les différents fabricants de cartes graphiques dans les drivers fournis (ou non...) avec leurs matériels.</text:p>
      <text:p text:style-name="Standard">On notera toutefois ici la particularité du système Mac OSX, en effet la compagnie Apple met elle-même en place les « kernel extensions » (fichiers à l'extension « kext » et équivalents des drivers liés au système OSX), il en résulte à ce jour un retard d'implémentation. En effet, le système « Mountain Lion » n'offre aujourd'hui pas la possibilité d'accéder aux spécifications de la version 4.1.</text:p>
      <text:p text:style-name="Standard"><text:tab/>Depuis le 31 juillet 2006, le contrôle de la spécification d'openGL est assurée par le Khronos Group, consortium industriel comprenant des membres tels qu'AMD, Nvidia, Intel, ARM, IBM, Sony, Samsung... (la liste est longue).</text:p>
      <text:p text:style-name="Standard"><text:tab/>OpenGL évolue, la spécification dont nous parlerons ici fut finalisée en date du 25 juillet 2010.</text:p>
      <text:p text:style-name="Standard"/>
      <text:p text:style-name="Standard"><text:tab/>Aujourd'hui cette version est implémentée dans la plupart des cartes graphiques destinées aux systèmes Windows et Linux, si toutefois vous aviez un doute sur votre matériel ou version de drivers, je vous invite à télécharger le logiciel gratuit « GPU Caps Viewer » directement sur le site </text:p>
      <text:p text:style-name="Standard">« http://www.geeks3d.com » (ça y est le mot est lâché), celui-ci vous permettra d'avoir une vue d'ensemble de votre matériel graphique est de l'implémentation openGL associée.</text:p>
      <text:p text:style-name="Standard">N'hésitez pas à faire une mise à jour de vos drivers graphiques, les constructeurs redoublent d 'efforts afin de les maintenir à jour.</text:p>
      <text:p text:style-name="Standard"/>
      <text:p text:style-name="Standard"><text:tab/>Si vous êtes l'heureux propriétaire d'une carte Nvidia, je vous conseille d'installer les drivers destinés aux développeurs, ceux-ci vous donneront, via la console, de plus amples informations sur l'état de votre application openGL.</text:p>
      <text:p text:style-name="Standard"/>
      <text:p text:style-name="Standard"><text:tab/>Autant en parler tout de suite, si vous souhaitez devenir développeur openGL, je vous suggère fortement d'avoir en votre possession au minimum 2 cartes graphiques, une de chez AMD et une de chez Nvidia, à ce jour les deux constructeurs principaux, afin d'assurer la stabilité et les performances de vos développement sur la majorité du matériel de vos utilisateurs cibles.</text:p>
      <text:p text:style-name="Standard"><text:tab/>Tant que nous y sommes, et juste pour pousser le vice, je vous conseille également de mettre en place une plate-forme de test sur systèmes Linux et Microsoft Windows... enfin ce que j'en dis....</text:p>
      <text:p text:style-name="Standard"/>
      <text:p text:style-name="Standard"><text:tab/>Tout ce travail pour la mise en place, mais openGL.... à quoi ça sert ???</text:p>
      <text:p text:style-name="Standard">A faire des jolie dessins !</text:p>
      <text:p text:style-name="Standard"><text:tab/>Plus sérieusement, openGl est une Api de visualisation, que ce soit en environnement 2D ou 3D, qui traite les besoins d'affichage sur le GPU (Graphical Processing Unit) de votre carte <text:soft-page-break/>graphique.</text:p>
      <text:p text:style-name="Standard"><text:tab/>En comparaison à un traitement de l'affichage par le CPU (Central Processing Unit), les traitement ainsi effectués peuvent être 100 fois plus rapide (bon, c'est une moyenne un bench s'impose).</text:p>
      <text:p text:style-name="Standard"><text:tab/>Ne vous méprenez pas, je ne dis pas ici que les CPU sont obsolètes ou de qualité inférieure, pas du tout. Le fait est que les GPU répondent à un besoin en adéquation parfaite avec le traitement de l'affichage, soit de multiples données en entrée, 1 type de traitement (par exemple un programme Shader), 1 type de données en sortie (des vecteur de 4 coordonnées soit le spectre RGBA de nos pixels d'affichage).</text:p>
      <text:p text:style-name="Standard"/>
      <text:p text:style-name="Standard"/>
      <text:p text:style-name="Standard"><text:tab/>Avant de vous laisser accéder au sommaire, et oui j'ai bloqué l’accès, je souhaite vous présenter ma vision, mon approche de l'openGL, ainsi que la ligne directrice de cet ouvrage.</text:p>
      <text:p text:style-name="Standard"/>
      <text:p text:style-name="Standard"><text:tab/>Tout d'abord, même si l'on peut pratiquer l'openGL en langage C, personnellement je préfère utiliser du C++ afin d'encapsuler et de faire évoluer mes objets et traitements. Ainsi les exemples ici évoqués le seront en C++. Pas d'inquiétudes, openGL est une API, donc touts les appels à celle-ci peuvent être faits via C ou C++, également en Objective-C++.</text:p>
      <text:p text:style-name="Standard"><text:tab/></text:p>
      <text:p text:style-name="Standard"><text:tab/>Ensuite, essayer d'oublier ou de passer outre certaines conventions établies, par exemple « le point d'origine de ma fenêtre est en haut à gauche », je vous répondrai et pourquoi pas au centre si c'est votre besoin, tout cela dépendra de la matrice de transformation appliquée à nos objets, donc essayez de voire au delà, « qu'est-ce qui répond le mieux à mon besoin ? ».</text:p>
      <text:p text:style-name="Standard"/>
      <text:p text:style-name="Standard"><text:tab/>Pensez PIXEL ! Cela ressemble à un slogan mais permet une abstraction et une ouverture face aux possibilités de traitement, de toute façon, comme évoqué plus haut, en bout de traitement nous récupérerons des vecteurs de 4, soit RGBA. </text:p>
      <text:p text:style-name="Standard"><text:tab/>D'accord ça peut paraître réducteur, il y a les buffer objects etc..... nous y reviendrons.</text:p>
      <text:p text:style-name="Standard"/>
      <text:p text:style-name="Standard"><text:tab/>Finalement, et là c'est plus personnel, la 3D ça n'existe pas !</text:p>
      <text:p text:style-name="Standard">Nous créons ce que nous percevons comme un espace tridimensionnel. Ici nous parlerons de visualisation, cette sensation de profondeur sera donc créée par des déformations des objets, des jeux d'éclairage et ombrage (pixels clairs et pixels sombres), des effets de réflexion et réfraction (mélanges de textures et couches couleurs).</text:p>
      <text:p text:style-name="Standard"><text:tab/>L'idée ici est de faire fi de nos conventions établies par le monde (réel) qui nous entoure afin de se conformer au mieux à ce qui sera nécessaire à la mise en place de nos projets, et par la suite dépasser <text:s/>ces idées, de les accentuer plus que de raison, de les minimiser afin de mettre en lumière une problématique précise, etc.</text:p>
      <text:p text:style-name="Standard"/>
      <text:p text:style-name="Standard"><text:tab/>Au fil de cet ouvrage je vous expliciterai des exemples précis, comment dessiner un objet, lui appliquer une texture, l'éclairer... dont les sources sont fournies. Tout cela me mènera à une application de visualisation, également fournie.</text:p>
      <text:p text:style-name="Standard"><text:tab/>Ainsi plusieurs choix s'offrent à vous, vous pouvez reproduire exactement les exemples ici évoqués, toutefois je vous conseille d'appliquer les méthodes, appels et algorithmes à vos propres projets. Il vous sera ainsi plus aisé d'apprivoiser vos problématiques.</text:p>
      <text:p text:style-name="Standard"/>
      <text:p text:style-name="Standard"><text:tab/>Finalement, sachez que j'écris ici en collaboration avec Benjamin Roy, lui même développeur émérite ainsi que de mes amis.</text:p>
      <text:p text:style-name="Standard"><text:tab/>Je lui laisse le soin de se présenter. A très v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2T12:12:28.32</meta:creation-date>
    <dc:date>2012-09-12T13:37:29.33</dc:date>
    <meta:editing-duration>PT1H9M46S</meta:editing-duration>
    <meta:editing-cycles>11</meta:editing-cycles>
    <meta:generator>OpenOffice.org/3.3$Win32 OpenOffice.org_project/330m20$Build-9567</meta:generator>
    <meta:document-statistic meta:table-count="0" meta:image-count="0" meta:object-count="0" meta:page-count="2" meta:paragraph-count="34" meta:word-count="1047" meta:character-count="6447"/>
  </office:meta>
</office:document-meta>
</file>